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P11" style:family="paragraph" style:parent-style-name="List_20_Paragraph" style:list-style-name="WWNum22">
      <style:paragraph-properties fo:text-align="start" style:justify-single-word="false"/>
    </style:style>
    <style:style style:name="P12" style:family="paragraph" style:parent-style-name="List_20_Paragraph" style:list-style-name="WWNum23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0b85b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Wingdings" style:font-name-asian="Wingdings1" style:font-name-complex="Wingdings1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4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</text:span><text:span text:style-name="T2">24</text:span><text:span text:style-name="T1">(금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1371839142" text:style-name="WWNum20">
              <text:list-item>
                <text:p text:style-name="P9"><text:span text:style-name="T1">1224 review</text:span></text:p>
              </text:list-item>
              <text:list-item>
                <text:p text:style-name="P9"><text:span text:style-name="T1">cos transform</text:span></text:p>
              </text:list-item>
              <text:list-item>
                <text:p text:style-name="P9"><text:span text:style-name="T1">Fourier transform</text:span></text:p>
              </text:list-item>
              <text:list-item>
                <text:p text:style-name="P9"><text:span text:style-name="T1">수학…</text:span></text:p>
              </text:list-item>
              <text:list-item>
                <text:p text:style-name="P9"><text:span text:style-name="T1">실습</text:span></text:p>
              </text:list-item>
            </text:list>
            <text:list xml:id="list801951075" text:style-name="WWNum21">
              <text:list-item>
                <text:list>
                  <text:list-item>
                    <text:p text:style-name="P10"><text:span text:style-name="T1">영상의 histogram</text:span></text:p>
                  </text:list-item>
                  <text:list-item>
                    <text:p text:style-name="P10"><text:span text:style-name="T1">명암비 조절</text:span></text:p>
                  </text:list-item>
                  <text:list-item>
                    <text:p text:style-name="P10"><text:span text:style-name="T1">색상 찾기</text:span></text:p>
                  </text:list-item>
                  <text:list-item>
                    <text:p text:style-name="P10"><text:span text:style-name="T1">histogram 역투영</text:span></text:p>
                  </text:list-item>
                  <text:list-item>
                    <text:p text:style-name="P10"><text:span text:style-name="T1">blur – high frequency의 noise 제거</text:span></text:p>
                  </text:list-item>
                </text:list>
              </text:list-item>
            </text:list>
            <text:list xml:id="list120813408792925" text:continue-list="list1371839142" text:style-name="WWNum20">
              <text:list-item>
                <text:p text:style-name="P9"><text:span text:style-name="T1">sharpening or edge filter – 이론<text:line-break/>그래프에서 엘보우 부분을 좀 더 쎄게? 만듦</text:span></text:p>
              </text:list-item>
              <text:list-item>
                <text:p text:style-name="P9"><text:span text:style-name="T1">sharpening or edge filter 실습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2507036554" text:style-name="WWNum22">
              <text:list-item>
                <text:p text:style-name="P11"><text:span text:style-name="T1">잡음 제거 필터 noise filter<text:line-break/>filter n*n에서 anchor에 “중앙값”을 갖다 넣음<text:line-break/>cv2.medianBlur(src_noise, 3)<text:line-break/>medianBlur(src, ksize[, dst]) -&gt; dst<text:line-break/>src: 입력영상<text:line-break/>ksize: kernel size</text:span></text:p>
              </text:list-item>
              <text:list-item>
                <text:p text:style-name="P11"><text:span text:style-name="T1">양방향 필터 bilateralFilter<text:line-break/>color도 따지고 distance도 따짐<text:line-break/>cv2.bilateralFilter(src, -1, 10, 5)<text:line-break/>bilateralFilter(src, d, sigmaColor, sigmaSpace[, dst[, borderType]]) -&gt; dst</text:span></text:p>
              </text:list-item>
              <text:list-item>
                <text:p text:style-name="P11"><text:span text:style-name="T1">Geometric transform</text:span></text:p>
              </text:list-item>
            </text:list>
            <text:list xml:id="list2482473301" text:style-name="WWNum23">
              <text:list-item>
                <text:list>
                  <text:list-item>
                    <text:p text:style-name="P12"><text:span text:style-name="T1">Affine transform<text:line-break/>M = np.array([[1, 0, x], [0, 1, 0]], np.float32) </text:span><text:span text:style-name="T5"></text:span><text:span text:style-name="T1"> x값이 늘어남 = x축이 x만큼 밀림<text:line-break/>M = np.array([[x, 0, 0], [0, 1, 0]], np.float32) </text:span><text:span text:style-name="T5"></text:span><text:span text:style-name="T1"> x값이 늘어남 = n은 scaler<text:line-break/>dst = cv2.warpAffine(src, M, (0, 0))<text:line-break/></text:span><text:soft-page-break/><text:span text:style-name="T1">warpAffine(src, M, dsize[, dst[, flags[, borderMode[, borderValue]]]]) -&gt; dst<text:line-break/>src: 입력영상, M: affine transform matrix (size: 2 x 3)<text:line-break/>dsize: 출력영상 크기, (0, 0) = 입력영상크기로 출력<text:line-break/>borderValue: 값이 없는 영역을 채우는 값, default <text:s/>= 0</text:span></text:p>
                  </text:list-item>
                  <text:list-item>
                    <text:p text:style-name="P12"><text:span text:style-name="T1">Affine – rotate<text:line-break/>rot = cv2.getRotationMatrix2D(src.shape[0] // 2, src.shape[1] // 2), 30, 1)<text:line-break/>cv2.getRotationMatrix2D(center, angle, scale) -&gt; retval<text:line-break/>center: 영상의 center, angle: 회전각도, scale: 확대율</text:span></text:p>
                  </text:list-item>
                  <text:list-item>
                    <text:p text:style-name="P12"><text:span text:style-name="T1">Non-linear transform?</text:span></text:p>
                  </text:list-item>
                </text:list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6</meta:editing-cycles>
    <meta:print-date>2013-04-03T01:01:00</meta:print-date>
    <meta:creation-date>2021-12-24T03:29:00</meta:creation-date>
    <dc:date>2022-01-23T12:08:12.706000000</dc:date>
    <meta:editing-duration>PT4H42M41S</meta:editing-duration>
    <meta:generator>Neat_Office/6.2.8.2$Windows_x86 LibreOffice_project/</meta:generator>
    <meta:document-statistic meta:table-count="1" meta:image-count="0" meta:object-count="0" meta:page-count="2" meta:paragraph-count="28" meta:word-count="333" meta:character-count="1252" meta:non-whitespace-character-count="1074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